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rsid="00192f7e" officeooo:paragraph-rsid="00192f7e" style:font-size-asian="14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rsid="00192f7e" officeooo:paragraph-rsid="00192f7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language="zxx" fo:country="none" officeooo:rsid="00192f7e" officeooo:paragraph-rsid="00192f7e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192f7e" officeooo:paragraph-rsid="00192f7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bold" officeooo:rsid="00192f7e" officeooo:paragraph-rsid="00192f7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language="zxx" fo:country="none" officeooo:rsid="00192f7e" officeooo:paragraph-rsid="00192f7e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rsid="00192f7e" officeooo:paragraph-rsid="00192f7e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rsid="001a140c" officeooo:paragraph-rsid="001a140c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192f7e" officeooo:paragraph-rsid="00192f7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1a140c" officeooo:paragraph-rsid="001a140c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mes New Roman" fo:font-size="14pt" fo:language="zxx" fo:country="none" fo:font-weight="normal" officeooo:rsid="001a140c" officeooo:paragraph-rsid="001a140c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bold" officeooo:rsid="001a140c" officeooo:paragraph-rsid="001a140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140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ГУИР</text:p>
      <text:p text:style-name="P1">Кафедра З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</text:p>
      <text:p text:style-name="P1">по практическому занятию №<text:span text:style-name="T2">2</text:span></text:p>
      <text:p text:style-name="P1">по теме:</text:p>
      <text:p text:style-name="P1">"<text:span text:style-name="T2">Оценка необходимости защиты информационной системы организации</text:span>"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и:<text:tab/><text:tab/><text:tab/><text:tab/><text:tab/><text:tab/><text:tab/><text:tab/> <text:s text:c="8"/>Проверил:</text:p>
      <text:p text:style-name="P2">студенты гр. №050502<text:tab/><text:tab/><text:tab/><text:tab/><text:tab/><text:tab/><text:tab/> <text:s text:c="8"/>Столер Д.В.</text:p>
      <text:p text:style-name="P2">Крачковский А.В.</text:p>
      <text:p text:style-name="P2">Жук Т.С.</text:p>
      <text:p text:style-name="P2">Муравицкий М.А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Минск 2022</text:p>
      <text:p text:style-name="P3"><text:soft-page-break/><text:tab/><text:span text:style-name="T1">Цель</text:span>: изучение методики, позволяющей принять решение о необходимости защиты конфиденциальной информации в организации, и приобретение практических навыков по ее применению.</text:p>
      <text:p text:style-name="P3"/>
      <text:p text:style-name="P1"><text:span text:style-name="T1">Ход работы:</text:span></text:p>
      <text:p text:style-name="P8"><text:span text:style-name="T1"/></text:p>
      <text:p text:style-name="P8"><text:span text:style-name="T1">1. Описание выбранной организации</text:span></text:p>
      <text:p text:style-name="P5"/>
      <text:p text:style-name="P4"><text:span text:style-name="T1"><text:tab/>Название организации</text:span>: TMS-novels.</text:p>
      <text:p text:style-name="P4"><text:span text:style-name="T1"><text:tab/>Форма собственности</text:span>: негосударственная (частная).</text:p>
      <text:p text:style-name="P4"><text:span text:style-name="T1"><text:tab/>Организационно-правовая форма:</text:span> Закрытое Акционерное Общество.</text:p>
      <text:p text:style-name="P4"><text:span text:style-name="T1"><text:tab/>Сфера деятельности</text:span>: разработк<text:span text:style-name="T2">а</text:span> игр в жанре "визуальные новеллы".</text:p>
      <text:p text:style-name="P4"/>
      <text:p text:style-name="P12">2. Примеры кофендециальной информации которые могут представлять интерес для злоумышленикам</text:p>
      <text:p text:style-name="P12"/>
      <text:list text:style-name="L1">
        <text:list-item>
          <text:p text:style-name="P11">Исходный код игр и их компонентов.</text:p>
        </text:list-item>
        <text:list-item>
          <text:p text:style-name="P11">Сведения об убытках и прибавках компании.</text:p>
        </text:list-item>
        <text:list-item>
          <text:p text:style-name="P11">Художественный материалы (такие как спрайты или фоны ещё не вышедшей игры).</text:p>
        </text:list-item>
        <text:list-item>
          <text:p text:style-name="P11">Персональные данные пользователей (контактная информация).</text:p>
        </text:list-item>
        <text:list-item>
          <text:p text:style-name="P11">Сведения о потенциальном сотрудничестве с другой компанией.</text:p>
        </text:list-item>
      </text:list>
      <text:p text:style-name="P10"/>
      <text:p text:style-name="P12">3. Экспресс-оценка</text:p>
      <text:p text:style-name="P12"/>
      <text:p text:style-name="P10"><text:tab/>Оценку (заполненную таблицу) можно увидеть в <text:span text:style-name="T1">приложении А</text:span>.</text:p>
      <text:p text:style-name="P10"/>
      <text:p text:style-name="P12">4. Выводы по оценкам</text:p>
      <text:p text:style-name="P12"/>
      <text:p text:style-name="P10"><text:tab/>Общая оценка угорзы в нашей компании 44.5, что требует особого внимания и оценки возможных утечек данных, требуется рассмотреть частные оценки для определения особых угроз.</text:p>
      <text:p text:style-name="P10"><text:tab/>По результатам пункта №5 в нашей компанни требуется проведение ЗИ с помощью технических средств защиты. Отдельного внимания требует пункты № 1 и 2, где требуется провести определенные меры защиты, пункты № 3 и 4 в ЗИ не нуждаютс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0T19:27:11.057783627</meta:creation-date>
    <dc:date>2022-09-21T18:47:56.953114350</dc:date>
    <meta:editing-duration>PT3H35M8S</meta:editing-duration>
    <meta:editing-cycles>4</meta:editing-cycles>
    <meta:generator>LibreOffice/7.4.1.2$Linux_X86_64 LibreOffice_project/40$Build-2</meta:generator>
    <meta:document-statistic meta:table-count="0" meta:image-count="0" meta:object-count="0" meta:page-count="2" meta:paragraph-count="30" meta:word-count="203" meta:character-count="1543" meta:non-whitespace-character-count="1336"/>
  </office:meta>
</office:document-meta>
</file>